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054130"/>
    </style:style>
    <style:style style:name="P2" style:family="paragraph" style:parent-style-name="Standard">
      <style:text-properties officeooo:rsid="00054130" officeooo:paragraph-rsid="00054130"/>
    </style:style>
    <style:style style:name="P3" style:family="paragraph" style:parent-style-name="Standard">
      <style:text-properties fo:font-size="24pt" style:font-size-asian="24pt" style:font-size-complex="24pt"/>
    </style:style>
    <style:style style:name="P4" style:family="paragraph" style:parent-style-name="Standard">
      <style:text-properties fo:font-size="24pt" officeooo:rsid="000590ec" officeooo:paragraph-rsid="000590ec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24pt" officeooo:rsid="000590ec" officeooo:paragraph-rsid="000590ec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fo:font-size="24pt" officeooo:rsid="000590ec" officeooo:paragraph-rsid="00098d4f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fo:font-size="32pt" fo:font-weight="bold" officeooo:rsid="00054130" officeooo:paragraph-rsid="000590ec" style:font-size-asian="32pt" style:font-weight-asian="bold" style:font-size-complex="32pt" style:font-weight-complex="bold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2">
      <style:paragraph-properties fo:break-before="page"/>
      <style:text-properties officeooo:rsid="000590ec" officeooo:paragraph-rsid="000590ec"/>
    </style:style>
    <style:style style:name="P10" style:family="paragraph" style:parent-style-name="Text_20_body">
      <style:text-properties officeooo:rsid="000590ec" officeooo:paragraph-rsid="000590ec"/>
    </style:style>
    <style:style style:name="P11" style:family="paragraph" style:parent-style-name="Text_20_body">
      <style:text-properties officeooo:paragraph-rsid="000590ec"/>
    </style:style>
    <style:style style:name="P12" style:family="paragraph" style:parent-style-name="Text_20_body">
      <style:text-properties officeooo:rsid="0005ce88" officeooo:paragraph-rsid="0005ce88"/>
    </style:style>
    <style:style style:name="P13" style:family="paragraph" style:parent-style-name="Text_20_body">
      <style:text-properties fo:font-weight="bold" officeooo:rsid="0005ce88" officeooo:paragraph-rsid="0005ce88" style:font-weight-asian="bold" style:font-weight-complex="bold"/>
    </style:style>
    <style:style style:name="P14" style:family="paragraph" style:parent-style-name="Text_20_body">
      <style:text-properties fo:font-weight="bold" officeooo:rsid="0007c9b3" officeooo:paragraph-rsid="0007c9b3" style:font-weight-asian="bold" style:font-weight-complex="bold"/>
    </style:style>
    <style:style style:name="P15" style:family="paragraph" style:parent-style-name="Text_20_body">
      <style:text-properties fo:font-style="italic" style:text-underline-style="solid" style:text-underline-width="auto" style:text-underline-color="font-color" fo:font-weight="bold" officeooo:paragraph-rsid="0005ce88" style:font-style-asian="italic" style:font-weight-asian="bold" style:font-style-complex="italic" style:font-weight-complex="bold"/>
    </style:style>
    <style:style style:name="P16" style:family="paragraph" style:parent-style-name="Text_20_body">
      <style:text-properties fo:font-style="italic" style:text-underline-style="solid" style:text-underline-width="auto" style:text-underline-color="font-color" fo:font-weight="bold" officeooo:rsid="0005ce88" officeooo:paragraph-rsid="0005ce88" style:font-style-asian="italic" style:font-weight-asian="bold" style:font-style-complex="italic" style:font-weight-complex="bold"/>
    </style:style>
    <style:style style:name="P17" style:family="paragraph" style:parent-style-name="Text_20_body">
      <style:text-properties officeooo:rsid="0007c9b3" officeooo:paragraph-rsid="0007c9b3"/>
    </style:style>
    <style:style style:name="P18" style:family="paragraph" style:parent-style-name="Text_20_body">
      <style:text-properties officeooo:rsid="0008c17b" officeooo:paragraph-rsid="0008c17b"/>
    </style:style>
    <style:style style:name="P19" style:family="paragraph" style:parent-style-name="Text_20_body">
      <style:text-properties officeooo:paragraph-rsid="0005ce88"/>
    </style:style>
    <style:style style:name="P20" style:family="paragraph" style:parent-style-name="Text_20_body">
      <style:text-properties officeooo:rsid="000ab958" officeooo:paragraph-rsid="000ab958"/>
    </style:style>
    <style:style style:name="P2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2" style:family="paragraph" style:parent-style-name="Table_20_Contents">
      <style:paragraph-properties fo:text-align="end" style:justify-single-word="false"/>
    </style:style>
    <style:style style:name="P23" style:family="paragraph" style:parent-style-name="Table_20_Contents">
      <style:paragraph-properties fo:text-align="start" style:justify-single-word="false"/>
      <style:text-properties officeooo:rsid="00054130" officeooo:paragraph-rsid="00054130"/>
    </style:style>
    <style:style style:name="P24" style:family="paragraph" style:parent-style-name="Table_20_Contents">
      <style:paragraph-properties fo:text-align="center" style:justify-single-word="false"/>
      <style:text-properties fo:font-style="italic" fo:font-weight="bold" officeooo:rsid="00054130" officeooo:paragraph-rsid="00054130" style:font-style-asian="italic" style:font-weight-asian="bold" style:font-style-complex="italic" style:font-weight-complex="bold"/>
    </style:style>
    <style:style style:name="P25" style:family="paragraph" style:parent-style-name="Table_20_Contents">
      <style:text-properties officeooo:rsid="000590ec" officeooo:paragraph-rsid="000590ec"/>
    </style:style>
    <style:style style:name="P26" style:family="paragraph" style:parent-style-name="Table_20_Contents">
      <style:paragraph-properties fo:text-align="end" style:justify-single-word="false"/>
      <style:text-properties officeooo:rsid="000590ec" officeooo:paragraph-rsid="000590ec"/>
    </style:style>
    <style:style style:name="P27" style:family="paragraph" style:parent-style-name="Heading_20_3">
      <style:text-properties officeooo:rsid="0007c9b3"/>
    </style:style>
    <style:style style:name="P28" style:family="paragraph" style:parent-style-name="Heading_20_2">
      <style:text-properties officeooo:paragraph-rsid="000ab958"/>
    </style:style>
    <style:style style:name="P2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0" style:family="paragraph" style:parent-style-name="Text_20_body">
      <style:text-properties officeooo:rsid="0005ce88" officeooo:paragraph-rsid="0005ce88"/>
    </style:style>
    <style:style style:name="P31" style:family="paragraph" style:parent-style-name="Text_20_body" style:list-style-name="L1">
      <style:text-properties officeooo:rsid="0005ce88" officeooo:paragraph-rsid="0005ce88"/>
    </style:style>
    <style:style style:name="P32" style:family="paragraph" style:parent-style-name="Text_20_body" style:list-style-name="L2">
      <style:text-properties officeooo:rsid="0005ce88" officeooo:paragraph-rsid="0005ce88"/>
    </style:style>
    <style:style style:name="P33" style:family="paragraph" style:parent-style-name="Text_20_body" style:list-style-name="L2">
      <style:text-properties fo:font-style="italic" style:text-underline-style="solid" style:text-underline-width="auto" style:text-underline-color="font-color" fo:font-weight="bold" officeooo:rsid="0005ce88" officeooo:paragraph-rsid="0005ce88" style:font-style-asian="italic" style:font-weight-asian="bold" style:font-style-complex="italic" style:font-weight-complex="bold"/>
    </style:style>
    <style:style style:name="P34" style:family="paragraph" style:parent-style-name="Heading_20_2">
      <style:text-properties officeooo:paragraph-rsid="000ab958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Heading_20_2">
      <style:paragraph-properties fo:break-before="page"/>
      <style:text-properties officeooo:rsid="000590ec" officeooo:paragraph-rsid="000590ec"/>
    </style:style>
    <style:style style:name="P37" style:family="paragraph" style:parent-style-name="Heading_20_3">
      <style:text-properties officeooo:rsid="0007c9b3"/>
    </style:style>
    <style:style style:name="P3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officeooo:rsid="00054130"/>
    </style:style>
    <style:style style:name="T2" style:family="text">
      <style:text-properties officeooo:rsid="000590e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b958" style:font-weight-asian="bold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officeooo:rsid="0005ce88"/>
    </style:style>
    <style:style style:name="T7" style:family="text">
      <style:text-properties officeooo:rsid="0007c9b3"/>
    </style:style>
    <style:style style:name="T8" style:family="text">
      <style:text-properties officeooo:rsid="00098d4f"/>
    </style:style>
    <style:style style:name="T9" style:family="text">
      <style:text-properties officeooo:rsid="000a23ed"/>
    </style:style>
    <style:style style:name="T10" style:family="text">
      <style:text-properties officeooo:rsid="000ab95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Application Security <text:line-break/><text:span text:style-name="T8">Vulnerability Status</text:span> </text:p>
      <text:p text:style-name="P7">of <text:span text:style-name="T2">Example App</text:span></text:p>
      <text:p text:style-name="P3"/>
      <text:p text:style-name="P4"/>
      <text:p text:style-name="P6"><text:span text:style-name="T8">as of</text:span> December 15, 2014</text:p>
      <text:p text:style-name="P6"><text:span text:style-name="T8">based on the efforts of</text:span> the<text:span text:style-name="T1"> AppSec Team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8"><text:a xlink:type="simple" xlink:href="#__RefHeading__849_527103283" text:style-name="Index_20_Link" text:visited-style-name="Index_20_Link">Scope<text:tab/>3</text:a></text:p>
          <text:p text:style-name="P38"><text:a xlink:type="simple" xlink:href="#__RefHeading__855_527103283" text:style-name="Index_20_Link" text:visited-style-name="Index_20_Link">Executive Summary<text:tab/>3</text:a></text:p>
          <text:p text:style-name="P38"><text:a xlink:type="simple" xlink:href="#__RefHeading__857_527103283" text:style-name="Index_20_Link" text:visited-style-name="Index_20_Link">Recommendations and observations<text:tab/>3</text:a></text:p>
          <text:p text:style-name="P38"><text:a xlink:type="simple" xlink:href="#__RefHeading___Toc669_1969340580" text:style-name="Index_20_Link" text:visited-style-name="Index_20_Link">Details of the Critical risk findings<text:tab/>4</text:a></text:p>
          <text:p text:style-name="P38"><text:a xlink:type="simple" xlink:href="#__RefHeading___Toc312_489423123" text:style-name="Index_20_Link" text:visited-style-name="Index_20_Link">Detailed Findings<text:tab/>5</text:a></text:p>
          <text:p text:style-name="P39"><text:a xlink:type="simple" xlink:href="#__RefHeading___Toc314_489423123" text:style-name="Index_20_Link" text:visited-style-name="Index_20_Link">Finding 666777-1: Reflective Cross-Site Scripting (XSS)<text:tab/>5</text:a></text:p>
          <text:p text:style-name="P39"><text:a xlink:type="simple" xlink:href="#__RefHeading___Toc316_489423123" text:style-name="Index_20_Link" text:visited-style-name="Index_20_Link">Finding 666777-2: Secure Flag not set on cookie<text:tab/>5</text:a></text:p>
          <text:p text:style-name="P38"><text:a xlink:type="simple" xlink:href="#__RefHeading___Toc318_489423123" text:style-name="Index_20_Link" text:visited-style-name="Index_20_Link">Appendix<text:tab/>6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9" text:outline-level="2"><text:bookmark-start text:name="__RefHeading__849_527103283"/>Scope<text:bookmark-end text:name="__RefHeading__849_527103283"/></text:h>
      <text:p text:style-name="P10">The scope of this assessment was Example App and included <text:span text:style-name="T8">any vulnerability discovered by the AppSec Team during any prior assessments of Example App. <text:s/>The vulnerability status is a combination of static analysis (source code), dynamic analysis (running code) and manual testing efforts. <text:s/>Any vulnerabilities discovered during the above activities have been summarized in this report as of December 15, 2014.</text:span></text:p>
      <text:h text:style-name="P28" text:outline-level="2"><text:bookmark-start text:name="__RefHeading__855_527103283"/>Executive Summary<text:bookmark-end text:name="__RefHeading__855_527103283"/></text:h>
      <text:p text:style-name="P12">Prior testing has uncovered 2 total issues which have been reported to the Example App team. <text:s/>The Application Security team has worked with the Example App team to mitigate findings as quickly as possible especially any critical and high findings. <text:s/>Overall, the breakdown of the findings for Example App <text:s/>issues:</text:p>
      <text:list xml:id="list4858637283694791639" text:style-name="L1">
        <text:list-item>
          <text:p text:style-name="P31">5 Critical risk findings </text:p>
        </text:list-item>
        <text:list-item>
          <text:p text:style-name="P31">8 High risk findings</text:p>
        </text:list-item>
        <text:list-item>
          <text:p text:style-name="P31">13 Medium risk findings</text:p>
        </text:list-item>
        <text:list-item>
          <text:p text:style-name="P31">21 Low risk findings</text:p>
        </text:list-item>
        <text:list-item>
          <text:p text:style-name="P31">34 Informational findings</text:p>
        </text:list-item>
      </text:list>
      <text:p text:style-name="P12">*CHANGE AS NEEDED* All the findings discovered during testing have been added to BUG TRACKER for the Example App project. <text:s/>Of the 2 total issues, *X* were application specific vulnerabilities while the remaining *Y* were infrastructure. <text:s/>To date, all the critical risk findings have been mitigated. <text:s/>Additional details on the 5 critical issues follow after the recommendations below.</text:p>
      <text:h text:style-name="Heading_20_2" text:outline-level="2"><text:bookmark-start text:name="__RefHeading__857_527103283"/>Recommendations and observations<text:bookmark-end text:name="__RefHeading__857_527103283"/></text:h>
      <text:list xml:id="list4110719898726642848" text:style-name="L2">
        <text:list-item>
          <text:p text:style-name="P33">CHANGE BELOW AS NEEDED</text:p>
        </text:list-item>
        <text:list-item>
          <text:p text:style-name="P32">All the High risk findings need a remediation plan within 7 days</text:p>
        </text:list-item>
        <text:list-item>
          <text:p text:style-name="P32">All the Medium and lower risk findings need a remediation plan within 14 days</text:p>
        </text:list-item>
        <text:list-item>
          <text:p text:style-name="P32">All the Low risk findings need a remediation plan within 30 days</text:p>
        </text:list-item>
        <text:list-item>
          <text:p text:style-name="P32">Other testing observations</text:p>
          <text:list>
            <text:list-item>
              <text:p text:style-name="P32">Possibly with sub-points</text:p>
            </text:list-item>
            <text:list-item>
              <text:p text:style-name="P32">Maybe two</text:p>
            </text:list-item>
          </text:list>
        </text:list-item>
        <text:list-item>
          <text:p text:style-name="P32"><text:soft-page-break/>The last source code scan of Example App was DATE HERE, over TIME ago.</text:p>
          <text:list>
            <text:list-item>
              <text:p text:style-name="P32">A source code scan of the Example App will need to be completed within <text:span text:style-name="T5">X</text:span> days</text:p>
            </text:list-item>
            <text:list-item>
              <text:p text:style-name="P32">Code scans of the source should be conducted regularly - ideally as part of regular builds or continuous integration</text:p>
            </text:list-item>
          </text:list>
        </text:list-item>
      </text:list>
      <text:p text:style-name="P12"/>
      <text:h text:style-name="Heading_20_2" text:outline-level="2"><text:bookmark-start text:name="__RefHeading___Toc669_1969340580"/>Details of the Critical risk findings <text:bookmark-end text:name="__RefHeading___Toc669_1969340580"/></text:h>
      <text:p text:style-name="P13">[Optional section – remove if not critical risk issues were found]</text:p>
      <text:p text:style-name="P12">WRITE A BRIEF AND HIGH LEVEL DESCRIPTION OF THE CRITICAL FINDINGS AND THEIR IMPACT ON <text:span text:style-name="T10">THE COMPANY</text:span> HERE.</text:p>
      <text:p text:style-name="P12"/>
      <text:h text:style-name="P8" text:outline-level="2"><text:bookmark-start text:name="__RefHeading___Toc312_489423123"/>Detailed Findings<text:bookmark-end text:name="__RefHeading___Toc312_489423123"/></text:h>
      <text:h text:style-name="Heading_20_3" text:outline-level="3"><text:bookmark-start text:name="__RefHeading___Toc314_489423123"/>Finding 666777-1: Reflective Cross-Site Scripting (XSS)<text:bookmark-end text:name="__RefHeading___Toc314_489423123"/></text:h>
      <text:p text:style-name="P17"><text:line-break/><text:span text:style-name="T3">Severity: High</text:span></text:p>
      <text:p text:style-name="P14">Details</text:p>
      <text:p text:style-name="P17">/app/login.do' or '1' = '1</text:p>
      <text:p text:style-name="P14">Description:</text:p>
      <text:p text:style-name="P17">ADD DESCRIPTION HERE</text:p>
      <text:p text:style-name="P14">Impact:</text:p>
      <text:p text:style-name="P17">ADD IMPACT OF FINDINGS HERE</text:p>
      <text:p text:style-name="P14">References:</text:p>
      <text:p text:style-name="P17"><text:a xlink:type="simple" xlink:href="http://cwe.mitre.org/data/definitions/611.html" text:style-name="Internet_20_link" text:visited-style-name="Visited_20_Internet_20_Link">CWE-[[FIX-ME]]: [[Plus the title that goes here and the HTML link - sorry]]</text:a></text:p>
      <text:h text:style-name="P27" text:outline-level="3"/>
      <text:h text:style-name="Heading_20_3" text:outline-level="3"><text:bookmark-start text:name="__RefHeading___Toc316_489423123"/>Finding 666777-2: Secure Flag not set on cookie<text:bookmark-end text:name="__RefHeading___Toc316_489423123"/></text:h>
      <text:p text:style-name="P17"><text:line-break/><text:span text:style-name="T3">Severity: High</text:span></text:p>
      <text:p text:style-name="P14">Details</text:p>
      <text:p text:style-name="P17">/app/profile.phpPOST /app/profile.php Host: www.example.com Accepts: text/html phone=%3Cscript%3Ealert%28%5C%22Woot%5C%22%29%3C%2Fscript%3EHTTP/1.1 200 OK</text:p>
      <text:p text:style-name="P14">Description:</text:p>
      <text:p text:style-name="P17">ADD DESCRIPTION HERE</text:p>
      <text:p text:style-name="P14">Impact:</text:p>
      <text:p text:style-name="P17">ADD IMPACT OF FINDINGS HERE</text:p>
      <text:p text:style-name="P14">References:</text:p>
      <text:p text:style-name="P17"><text:a xlink:type="simple" xlink:href="http://cwe.mitre.org/data/definitions/611.html" text:style-name="Internet_20_link" text:visited-style-name="Visited_20_Internet_20_Link">CWE-[[FIX-ME]]: [[Plus the title that goes here and the HTML link - sorry]]</text:a></text:p>
      <text:h text:style-name="P27" text:outline-level="3"><text:soft-page-break/></text:h>
      <text:h text:style-name="Heading_20_2" text:outline-level="2"><text:bookmark-start text:name="__RefHeading___Toc318_489423123"/>Appendix<text:bookmark-end text:name="__RefHeading___Toc318_489423123"/></text:h>
      <text:p text:style-name="P20">Add stuff here or remove if not needed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ext_20_Body.Standard" style:display-name="Text Body.Standard" style:family="paragraph" style:parent-style-name="Text_20_body">
      <style:paragraph-properties fo:text-align="start" style:justify-single-word="false" fo:padding="0in" fo:border="none"/>
      <style:text-properties fo:font-variant="normal" fo:text-transform="none" fo:color="#000000" style:text-line-through-style="none" style:text-line-through-type="none" style:font-name="Arial" fo:font-family="Arial, sans-serif" fo:font-size="10.5pt" style:text-underline-style="none" style:text-blinking="false" style:font-name-asian="Arial" style:font-family-asian="Arial, sans-serif" style:font-size-asian="10.5pt" style:font-name-complex="Arial" style:font-family-complex="Arial, sans-serif" style:font-size-complex="10.5pt" style:text-overline-style="none" style:text-ov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7701in" style:rel-column-width="26214*"/>
    </style:style>
    <style:style style:name="Table1.B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start" style:justify-single-word="false"/>
      <style:text-properties officeooo:rsid="00054130" officeooo:paragraph-rsid="00054130"/>
    </style:style>
    <style:style style:name="MP2" style:family="paragraph" style:parent-style-name="Table_20_Contents">
      <style:paragraph-properties fo:text-align="center" style:justify-single-word="false"/>
      <style:text-properties fo:font-style="italic" fo:font-weight="bold" officeooo:rsid="00054130" officeooo:paragraph-rsid="00054130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officeooo:paragraph-rsid="00054130"/>
    </style:style>
    <style:style style:name="MT1" style:family="text">
      <style:text-properties officeooo:rsid="0005413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 table:number-columns-repeated="3"/>
          <table:table-row>
            <table:table-cell table:style-name="Table1.A1" office:value-type="string">
              <text:p text:style-name="MP1">AppSec Team</text:p>
            </table:table-cell>
            <table:table-cell table:style-name="Table1.A1" office:value-type="string">
              <text:p text:style-name="MP2">Confidential</text:p>
            </table:table-cell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><text:span text:style-name="MT1"><text:s/></text:span><text:page-number text:select-page="current">6</text:page-number> <text:span text:style-name="MT1">of </text:span><text:span text:style-name="MT1"><text:page-count>6</text:page-count></text:span><text:span text:style-name="MT1"> 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initial-creator>Matt Tesauro</meta:initial-creator>
    <meta:creation-date>2015-05-10T15:01:21.786739006</meta:creation-date>
    <dc:date>2015-06-17T11:38:49.681476976</dc:date>
    <dc:creator>Matt Tesauro</dc:creator>
    <meta:editing-duration>PT22H46M31S</meta:editing-duration>
    <meta:editing-cycles>8</meta:editing-cycles>
    <meta:generator>LibreOffice/4.4.2.2$Linux_X86_64 LibreOffice_project/40m0$Build-2</meta:generator>
    <meta:document-statistic meta:table-count="1" meta:image-count="0" meta:object-count="0" meta:page-count="6" meta:paragraph-count="63" meta:word-count="501" meta:character-count="3136" meta:non-whitespace-character-count="2696"/>
  </office:meta>
</office:document-meta>
</file>